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0"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11" style:family="paragraph" style:parent-style-name="Standard">
      <style:paragraph-properties fo:break-before="auto" fo:break-after="auto"/>
    </style:style>
    <style:style style:name="P12" style:family="paragraph" style:parent-style-name="Heading_20_1" style:list-style-name="WWNum1"/>
    <style:style style:name="P13"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669966" fo:font-size="14pt" style:font-size-asian="14pt" style:font-size-complex="14pt"/>
    </style:style>
    <style:style style:name="T8" style:family="text">
      <style:text-properties fo:font-variant="small-caps" fo:color="#999966" style:font-name="Tahoma" fo:font-size="9pt" style:font-name-asian="Tahoma1" style:font-size-asian="9pt" style:font-name-complex="Tahoma1" style:font-size-complex="9pt"/>
    </style:style>
    <style:style style:name="T9" style:family="text">
      <style:text-properties fo:color="#1155cc" style:text-underline-style="solid" style:text-underline-width="auto" style:text-underline-color="font-color"/>
    </style:style>
    <style:style style:name="T10" style:family="text">
      <style:text-properties style:text-underline-style="none"/>
    </style:style>
    <style:style style:name="T11" style:family="text">
      <style:text-properties fo:color="#999988" style:font-name="Consolas" fo:font-size="10pt" fo:font-style="italic" fo:background-color="#f8f8f8" loext:char-shading-value="0" style:font-name-asian="Consolas1" style:font-size-asian="10pt" style:font-style-asian="italic" style:font-name-complex="Consolas1" style:font-size-complex="10pt"/>
    </style:style>
    <style:style style:name="T12" style:family="text">
      <style:text-properties fo:color="#333333" style:font-name="Consolas" fo:font-size="10pt" fo:background-color="#f8f8f8" loext:char-shading-value="0" style:font-name-asian="Consolas1" style:font-size-asian="10pt" style:font-name-complex="Consolas1" style:font-size-complex="10pt"/>
    </style:style>
    <style:style style:name="T13"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style>
    <style:style style:name="T14" style:family="text">
      <style:text-properties fo:color="#dd1144" style:font-name="Consolas" fo:font-size="10pt" fo:background-color="#f8f8f8" loext:char-shading-value="0" style:font-name-asian="Consolas1" style:font-size-asian="10pt" style:font-name-complex="Consolas1" style:font-size-complex="10pt"/>
    </style:style>
    <style:style style:name="T15" style:family="text">
      <style:text-properties fo:font-size="10pt" style:font-size-asian="10pt" style:font-size-complex="10pt"/>
    </style:style>
    <style:style style:name="T16" style:family="text">
      <style:text-properties style:font-name="Consolas" style:font-name-asian="Consolas1" style:font-name-complex="Consolas1"/>
    </style:style>
    <style:style style:name="T17" style:family="text">
      <style:text-properties fo:color="#008080" style:font-name="Consolas" fo:font-size="10pt" fo:background-color="#f8f8f8" loext:char-shading-value="0" style:font-name-asian="Consolas1" style:font-size-asian="10pt" style:font-name-complex="Consolas1" style:font-size-complex="10pt"/>
    </style:style>
    <style:style style:name="T18" style:family="text">
      <style:text-properties fo:font-weight="bold" style:font-weight-asian="bold"/>
    </style:style>
    <style:style style:name="T19"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_aczyuw2yex2w"/><text:span text:style-name="T1">Sistemas Informáticos (Computer Systems)</text:span><text:span text:style-name="T2"><text:line-break/></text:span><text:span text:style-name="T3">Scripting in Python 03. Guide</text:span></text:p>
      <text:p text:style-name="P1"><draw:frame draw:style-name="fr1" draw:name="image3.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hors: Sergi García, Alfredo Oltra</text:span><draw:frame draw:style-name="fr3" draw:name="image2.png" text:anchor-type="char" svg:x="2.9689in" svg:y="0.5209in" svg:width="1.0091in" svg:height="0.3535in" draw:z-index="0"><draw:image xlink:href="Pictures/100002010000007600000029ABF5F7A91F7A9EF9.png" xlink:type="simple" xlink:show="embed" xlink:actuate="onLoad" loext:mime-type="image/png"/></draw:frame></text:p>
      <text:p text:style-name="P4"><text:span text:style-name="T5">Updated January 2024</text:span></text:p>
      <text:p text:style-name="P5"/>
      <text:p text:style-name="P4"><text:span text:style-name="T6">Scripting in Python - Part 03 - Guide</text:span></text:p>
      <text:list xml:id="list1456612942" text:style-name="WWNum1">
        <text:list-item>
          <text:p text:style-name="P12"><text:bookmark text:name="_dbh0n1vac4c8"/>What to do?</text:p>
        </text:list-item>
      </text:list>
      <text:p text:style-name="Standard">In this unit, we are going to show you how to execute Linux/Windows commands and obtain its output as a variable. Also, we are going to know how to pass arguments using Linux/Windows console.</text:p>
      <text:p text:style-name="Standard">In order to use next commands, we have to use “import” clause in order to import modules that had custom functions. If you want to know more about modules, please visit this link <text:a xlink:type="simple" xlink:href="https://www.w3schools.com/python/python_modules.asp" text:style-name="ListLabel_20_1" text:visited-style-name="ListLabel_20_1"><text:span text:style-name="T9">https://www.w3schools.com/python/python_modules.asp</text:span></text:a>.</text:p>
      <text:list xml:id="list105053337444235" text:continue-numbering="true" text:style-name="WWNum1">
        <text:list-item>
          <text:p text:style-name="P12"><text:bookmark text:name="_xfd4pni5gpkg"/>Execute Linux/Windows commands</text:p>
        </text:list-item>
      </text:list>
      <text:p text:style-name="Standard">To execute Linux/Windows commands and obtain its output, you can use this link.</text:p>
      <text:p text:style-name="Standard">One example:</text:p>
      <table:table table:name="Table1" table:style-name="Table1">
        <table:table-column table:style-name="Table1.A"/>
        <table:table-row table:style-name="Table1.1">
          <table:table-cell table:style-name="Table1.A1" office:value-type="string">
            <text:p text:style-name="P6"><text:span text:style-name="T11"># We import module "subprocces" that let us execute commands</text:span><text:span text:style-name="T12"><text:line-break/></text:span><text:span text:style-name="T13">import</text:span><text:span text:style-name="T12"> subprocess<text:line-break/></text:span><text:span text:style-name="T11"># subprocess.check_output runs a command and obtain its output</text:span><text:span text:style-name="T12"><text:line-break/>output = subprocess.check_output(</text:span><text:span text:style-name="T14">"cat /etc/services"</text:span><text:span text:style-name="T12">, shell=</text:span><text:span text:style-name="T13">True</text:span><text:span text:style-name="T12">)</text:span></text:p>
          </table:table-cell>
        </table:table-row>
      </table:table>
      <text:list xml:id="list105054511063736" text:continue-numbering="true" text:style-name="WWNum1">
        <text:list-item>
          <text:p text:style-name="P12"><text:bookmark text:name="_ubx65gsbak4k"/>Pass arguments from console to our program</text:p>
        </text:list-item>
      </text:list>
      <text:p text:style-name="Standard">For passing arguments from console to a Python program, we have to import “<text:span text:style-name="T16">sys</text:span>” and use “<text:span text:style-name="T16">sys.argv</text:span>”. <text:s/>This variable contains an array with executable name in position 0 and in next positions it has arguments in order.</text:p>
      <table:table table:name="Table2" table:style-name="Table2">
        <table:table-column table:style-name="Table2.A"/>
        <table:table-row table:style-name="Table2.1">
          <table:table-cell table:style-name="Table2.A1" office:value-type="string">
            <text:p text:style-name="P6"><text:span text:style-name="T11"># We import module sys</text:span><text:span text:style-name="T12"><text:line-break/></text:span><text:span text:style-name="T13">import</text:span><text:span text:style-name="T12"> sys<text:line-break/></text:span><text:span text:style-name="T11"># Len function tell us length of an array. "sys.argv" is an array</text:span><text:span text:style-name="T12"><text:line-break/></text:span><text:span text:style-name="T11"># with received parameters</text:span><text:span text:style-name="T12"><text:line-break/> </text:span><text:span text:style-name="T13">if</text:span><text:span text:style-name="T12"> len(sys.argv) != </text:span><text:span text:style-name="T17">3</text:span><text:span text:style-name="T12">:<text:line-break/><text:tab/></text:span><text:span text:style-name="T13">print</text:span><text:span text:style-name="T12"> (</text:span><text:span text:style-name="T14">"2 parameters are required"</text:span><text:span text:style-name="T12">)<text:line-break/></text:span><text:span text:style-name="T13">else</text:span><text:span text:style-name="T12">:<text:line-break/><text:tab/></text:span><text:span text:style-name="T13">print</text:span><text:span text:style-name="T12"> (sys.argv[</text:span><text:span text:style-name="T17">0</text:span><text:span text:style-name="T12">]) </text:span><text:span text:style-name="T11"># shows name of executable file</text:span><text:span text:style-name="T12"><text:line-break/><text:tab/></text:span><text:span text:style-name="T13">print</text:span><text:span text:style-name="T12"> (sys.argv[</text:span><text:span text:style-name="T17">1</text:span><text:span text:style-name="T12">]) </text:span><text:span text:style-name="T11"># shows first argument</text:span><text:span text:style-name="T12"><text:line-break/><text:tab/></text:span><text:span text:style-name="T13">print</text:span><text:span text:style-name="T12"> (sys.argv[</text:span><text:span text:style-name="T17">2</text:span><text:span text:style-name="T12">]) </text:span><text:span text:style-name="T11"># shows second argument</text:span></text:p>
          </table:table-cell>
        </table:table-row>
      </table:table>
      <text:list xml:id="list105054719095355" text:continue-numbering="true" text:style-name="WWNum1">
        <text:list-item>
          <text:p text:style-name="P12"><text:bookmark text:name="_8zqzh74oc2a1"/>Obtanin currente date + time in Python 3</text:p>
        </text:list-item>
      </text:list>
      <text:p text:style-name="Standard">Using Python, you can check current date + time using “datetime” module and format it in different ways. For example, if you want to print a string with date in this format “2023-02-27-11-00” <text:s/>you can use this code:</text:p>
      <table:table table:name="Table3" table:style-name="Table3">
        <table:table-column table:style-name="Table3.A"/>
        <table:table-row table:style-name="Table3.1">
          <table:table-cell table:style-name="Table3.A1" office:value-type="string">
            <text:p text:style-name="P6"><text:span text:style-name="T13">from</text:span><text:span text:style-name="T12"> datetime </text:span><text:span text:style-name="T13">import</text:span><text:span text:style-name="T12"> datetime<text:line-break/></text:span><text:span text:style-name="T11"># Get the current date and time</text:span><text:span text:style-name="T12"><text:line-break/>now = datetime.now()<text:line-break/></text:span><text:span text:style-name="T11"># Format the date and time (Y-&gt;year, m-&gt;month, d-&gt;day, H-&gt; hout and M-&gt;minute)</text:span><text:span text:style-name="T12"><text:line-break/>formatted_date = now.strftime(</text:span><text:span text:style-name="T14">"%Y-%m-%d-%H-%M"</text:span><text:span text:style-name="T12">)<text:line-break/></text:span><text:span text:style-name="T11"># Print the formatted string</text:span><text:span text:style-name="T12"><text:line-break/>print(formatted_date)</text:span></text:p>
          </table:table-cell>
        </table:table-row>
      </table:table>
      <text:p text:style-name="Standard"/>
      <text:p text:style-name="Standard">This code uses the “datetime” module to get the current date and time, and then formats it according to the specified format using “strftime”. If you want to know more about admitted formats in “strftime” you can visit this link <text:a xlink:type="simple" xlink:href="https://strftime.org/" text:style-name="ListLabel_20_1" text:visited-style-name="ListLabel_20_1"><text:span text:style-name="T9">https://strftime.org/</text:span></text:a>. </text:p>
      <text:list xml:id="list105053186882069" text:continue-numbering="true" text:style-name="WWNum1">
        <text:list-item>
          <text:p text:style-name="P12"><text:bookmark text:name="_2ralq97hoyy8"/>I have finished reading this document. What should I do next?</text:p>
        </text:list-item>
      </text:list>
      <text:p text:style-name="Standard">We have provided several non-assessable activities. They are available in “<text:span text:style-name="T18">Scripting in Python - Part 03 - Activities 01</text:span>” file. You should try to solve them and ask doubts in forums.</text:p>
      <text:list xml:id="list105053772075236" text:continue-numbering="true" text:style-name="WWNum1">
        <text:list-item>
          <text:p text:style-name="P12"><text:bookmark text:name="_d6d8liu3srtz"/>Information</text:p>
        </text:list-item>
      </text:list>
      <text:p text:style-name="Standard">You can find more information and example in these links:</text:p>
      <text:p text:style-name="Standard"><text:a xlink:type="simple" xlink:href="https://www.programcreek.com/python/example/2696/subprocess.check_output" text:style-name="ListLabel_20_1" text:visited-style-name="ListLabel_20_1"><text:span text:style-name="T9">https://www.programcreek.com/python/example/2696/subprocess.check_output</text:span></text:a></text:p>
      <text:p text:style-name="Standard"><text:a xlink:type="simple" xlink:href="https://queirozf.com/entries/python-3-subprocess-examples#run-example-store-output-and-error-message-in-string" text:style-name="ListLabel_20_1" text:visited-style-name="ListLabel_20_1"><text:span text:style-name="T9">https://queirozf.com/entries/python-3-subprocess-examples#run-example-store-output-and-error-message-in-string</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Scripting in Python - Part 03</text:span></text:p>
      </style:header>
      <style:footer>
        <text:p text:style-name="MP4"><text:span text:style-name="MT1">CFGS DAM/DAW<text:tab/><text:tab/>Scripting in Python - Part 03 - Page </text:span><text:page-number text:select-page="current">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3" meta:object-count="0" meta:page-count="1" meta:paragraph-count="27" meta:word-count="443" meta:character-count="2913" meta:non-whitespace-character-count="2492"/>
    <meta:generator>LibreOfficeDev/6.0.5.2$Linux_X86_64 LibreOffice_project/</meta:generator>
  </office:meta>
</office:document-meta>
</file>